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" manifest:full-path="Object 11/Pictures/200000100000024F000001CA70058F2E.svm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2.87cm"/>
    </style:style>
    <style:style style:name="co6" style:family="table-column">
      <style:table-column-properties fo:break-before="auto" style:column-width="2.5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15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2.7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style-name="Default"/>
          <table:table-cell table:style-name="ce2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>
            <draw:frame table:end-cell-address="RQRA.K19" table:end-x="2.234cm" table:end-y="0.129cm" draw:z-index="0" draw:style-name="gr1" svg:width="14.978cm" svg:height="7.961cm" svg:x="0.804cm" svg:y="0.209cm">
              <draw:object draw:notify-on-update-of-ranges="RQRA.C12:RQRA.C17 RQRA.D12:RQRA.D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RQRA.P18" table:end-x="2.032cm" table:end-y="0.416cm" draw:z-index="1" draw:style-name="gr1" svg:width="11.34cm" svg:height="7.876cm" svg:x="1.983cm" svg:y="0.078cm">
              <draw:object draw:notify-on-update-of-ranges="RQRA.C3:RQRA.C8 RQRA.D3:RQRA.D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3:.D8])"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240">
            <text:p>240</text:p>
          </table:table-cell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360">
            <text:p>360</text:p>
          </table:table-cell>
          <table:table-cell office:value-type="string">
            <text:p>Responsabile</text:p>
          </table:table-cell>
          <table:table-cell table:formula="oooc:=[.D3]*30"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 office:value-type="string">
            <text:p>Amministratore</text:p>
          </table:table-cell>
          <table:table-cell table:formula="oooc:=[.D4]*20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8">
            <text:p>88</text:p>
          </table:table-cell>
          <table:table-cell office:value-type="string">
            <text:p>Analista</text:p>
          </table:table-cell>
          <table:table-cell table:formula="oooc:=[.D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12">
            <text:p>112</text:p>
          </table:table-cell>
          <table:table-cell office:value-type="string">
            <text:p>Progettista</text:p>
          </table:table-cell>
          <table:table-cell table:formula="oooc:=[.D6]*22" office:value-type="float" office:value="176">
            <text:p>176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88">
            <text:p>288</text:p>
          </table:table-cell>
          <table:table-cell office:value-type="string">
            <text:p>Programmatore</text:p>
          </table:table-cell>
          <table:table-cell table:formula="oooc:=[.D7]*16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formula="oooc:=[.D8]*16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12:.D17])" office:value-type="float" office:value="1080">
            <text:p>1080</text:p>
          </table:table-cell>
          <table:table-cell table:number-columns-repeated="7"/>
        </table:table-row>
      </table:table>
      <table:table table:name="RPP-RQ" table:style-name="ta1" table:print="false">
        <table:table-column table:style-name="co2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PP-RQ'.A1" table:end-x="1.212cm" table:end-y="0.373cm" draw:z-index="0" draw:style-name="gr1" svg:width="0.721cm" svg:height="0.001cm" svg:x="0.491cm" svg:y="0.372cm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'RPP-RQ'.A1" table:end-x="1.791cm" table:end-y="0.29cm" draw:z-index="1" draw:style-name="gr1" svg:width="0.968cm" svg:height="0.103cm" svg:x="0.823cm" svg:y="0.187cm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string">
            <text:p>ruoli</text:p>
          </table:table-cell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680">
            <text:p>1680</text:p>
          </table:table-cell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1.607cm" table:end-y="0.081cm" draw:z-index="1" draw:style-name="gr1" svg:width="14.353cm" svg:height="7.933cm" svg:x="0.803cm" svg:y="0.189cm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703cm" table:end-y="0.26cm" draw:z-index="0" draw:style-name="gr1" svg:width="11.389cm" svg:height="8.993cm" svg:x="0.605cm" svg:y="0.313cm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59">
            <text:p>15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2:.B7])" office:value-type="float" office:value="669">
            <text:p>669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1740">
            <text:p>1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3344">
            <text:p>334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712">
            <text:p>1712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544">
            <text:p>2544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11:.B16])" office:value-type="float" office:value="13770">
            <text:p>13770</text:p>
          </table:table-cell>
          <table:table-cell table:number-columns-repeated="8"/>
        </table:table-row>
      </table:table>
      <table:table table:name="RR-RPP" table:style-name="ta1" table:print="false"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R-RPP'.A1" table:end-x="1.463cm" table:end-y="0.477cm" draw:z-index="0" draw:style-name="gr1" svg:width="0.98cm" svg:height="0.364cm" svg:x="0.483cm" svg:y="0.113cm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  <draw:frame table:end-cell-address="'RR-RPP'.A1" table:end-x="1.19cm" table:end-y="0.367cm" draw:z-index="1" draw:style-name="gr1" svg:width="1.11cm" svg:height="0.101cm" svg:x="0.08cm" svg:y="0.266cm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office:value-type="string">
            <text:p>RR-RPP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</table:table-row>
      </table:table>
      <table:table table:name="ConsuntivoRRRPP" table:style-name="ta1" table:print="false">
        <office:forms form:automatic-focus="false" form:apply-design-mode="false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RRRPP.M20" table:end-x="0.327cm" table:end-y="0.095cm" draw:z-index="0" draw:style-name="gr1" svg:width="14.451cm" svg:height="8.887cm" svg:x="1.683cm" svg:y="0.255cm">
              <draw:object draw:notify-on-update-of-ranges="ConsuntivoRRRPP.A11:ConsuntivoRRRPP.A16 ConsuntivoRRRPP.B11:ConsuntivoRRRPP.B16 ConsuntivoRRRPP.E11:ConsuntivoRRRPP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RRRPP.F34" table:end-x="0.653cm" table:end-y="0.442cm" draw:z-index="1" draw:style-name="gr1" svg:width="11.789cm" svg:height="7.876cm" svg:x="1.957cm" svg:y="0.105cm">
              <draw:object draw:notify-on-update-of-ranges="ConsuntivoRRRPP.A2:ConsuntivoRRRPP.A7 ConsuntivoRRRPP.B2:ConsuntivoRRRPP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ConsuntivoRPPRQ" table:style-name="ta1" table:print="false">
        <table:table-column table:style-name="co4" table:default-cell-style-name="ce1"/>
        <table:table-column table:style-name="co4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>
            <text:p>RPP-RQ Cons.</text:p>
          </table:table-cell>
          <table:table-cell/>
          <table:table-cell table:style-name="Default"/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1">
            <text:p>31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2">
            <text:p>42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12">
            <text:p>12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2">
            <text:p>82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3">
            <text:p>103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97">
            <text:p>97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30">
            <text:p>93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40">
            <text:p>84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300">
            <text:p>30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804">
            <text:p>1804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648">
            <text:p>1648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552">
            <text:p>1552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1680">
            <text:p>1680</text:p>
          </table:table-cell>
        </table:table-row>
      </table:table>
      <table:table table:name="ConsuntivoRQRA" table:style-name="ta1" table:print="false">
        <office:forms form:automatic-focus="false" form:apply-design-mode="false"/>
        <table:table-column table:style-name="co4" table:default-cell-style-name="ce1"/>
        <table:table-column table:style-name="co8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RQ-RA Cons.</text:p>
          </table:table-cell>
          <table:table-cell/>
          <table:table-cell table:style-name="Default"/>
          <table:table-cell table:style-name="ce2" office:value-type="string">
            <text:p>RQ-RA</text:p>
          </table:table-cell>
          <table:table-cell/>
          <table:table-cell>
            <draw:frame table:end-cell-address="ConsuntivoRQRA.M19" table:end-x="0.95cm" table:end-y="0.292cm" draw:z-index="0" draw:style-name="gr1" svg:width="14.451cm" svg:height="8.887cm" svg:x="0.048cm" svg:y="0.451cm">
              <draw:object draw:notify-on-update-of-ranges="ConsuntivoRQRA.A2:ConsuntivoRQRA.A7 ConsuntivoRQRA.B11:ConsuntivoRQRA.B16 ConsuntivoRQRA.E11:ConsuntivoRQRA.E1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0">
            <text:p>10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3">
            <text:p>13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1">
            <text:p>11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7">
            <text:p>17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6">
            <text:p>26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300">
            <text:p>30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260">
            <text:p>26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242">
            <text:p>242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272">
            <text:p>272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16">
            <text:p>416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256">
            <text:p>256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e</text:p>
          </table:table-cell>
          <table:table-cell table:formula="oooc:=SUM([.B11:.B16])" office:value-type="float" office:value="1490">
            <text:p>1490</text:p>
          </table:table-cell>
          <table:table-cell/>
          <table:table-cell table:style-name="Default"/>
          <table:table-cell table:formula="oooc:=SUM([.E11:.E16])" office:value-type="float" office:value="1080">
            <text:p>1080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ConsuntivoRQRA.E34" table:end-x="1.836cm" table:end-y="0.258cm" draw:z-index="1" draw:style-name="gr1" svg:width="11.789cm" svg:height="7.876cm" svg:x="0.524cm" svg:y="0.424cm">
              <draw:object draw:notify-on-update-of-ranges="ConsuntivoRQRA.A2:ConsuntivoRQRA.A7 ConsuntivoRQRA.B2:ConsuntivoRQRA.B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TotaleFasi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PREVENTIV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table:style-name="ce6" table:formula="oooc:=SUM([.C9:.E9])" office:value-type="float" office:value="66">
            <text:p>66</text:p>
          </table:table-cell>
          <table:table-cell table:style-name="ce14" table:formula="oooc:=[.F9]*[.G2]" office:value-type="float" office:value="1980">
            <text:p>198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">
            <text:p>10</text:p>
          </table:table-cell>
          <table:table-cell table:style-name="ce6" table:formula="oooc:=SUM([.C10:.E10])" office:value-type="float" office:value="87">
            <text:p>87</text:p>
          </table:table-cell>
          <table:table-cell table:style-name="ce14" table:formula="oooc:=[.F10]*[.G3]" office:value-type="float" office:value="1740">
            <text:p>174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6" table:formula="oooc:=SUM([.C11:.E11])" office:value-type="float" office:value="98">
            <text:p>98</text:p>
          </table:table-cell>
          <table:table-cell table:style-name="ce14" table:formula="oooc:=[.F11]*[.G4]" office:value-type="float" office:value="2450">
            <text:p>2450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">
            <text:p>8</text:p>
          </table:table-cell>
          <table:table-cell table:style-name="ce6" table:formula="oooc:=SUM([.C12:.E12])" office:value-type="float" office:value="152">
            <text:p>152</text:p>
          </table:table-cell>
          <table:table-cell table:style-name="ce14" table:formula="oooc:=[.F12]*[.G5]" office:value-type="float" office:value="3344">
            <text:p>3344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3">
            <text:p>13</text:p>
          </table:table-cell>
          <table:table-cell table:style-name="ce6" table:formula="oooc:=SUM([.C13:.E13])" office:value-type="float" office:value="107">
            <text:p>107</text:p>
          </table:table-cell>
          <table:table-cell table:style-name="ce14" table:formula="oooc:=[.F13]*[.G6]" office:value-type="float" office:value="1712">
            <text:p>1712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6">
            <text:p>16</text:p>
          </table:table-cell>
          <table:table-cell table:style-name="ce6" table:formula="oooc:=SUM([.C14:.E14])" office:value-type="float" office:value="159">
            <text:p>159</text:p>
          </table:table-cell>
          <table:table-cell table:style-name="ce14" table:formula="oooc:=[.F14]*[.G7]" office:value-type="float" office:value="2544">
            <text:p>2544</text:p>
          </table:table-cell>
          <table:table-cell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9]*[.D2]+[.C10]*[.D3]+[.C11]*[.D4]+[.C12]*[.D5]+[.C13]*[.D6]+[.C14]*[.D7])" office:value-type="float" office:value="5218">
            <text:p>5218</text:p>
          </table:table-cell>
          <table:table-cell table:style-name="ce9" table:formula="oooc:=SUM([.D9]*[.E2]+[.D10]*[.E3]+[.D11]*[.E4]+[.D12]*[.E5]+[.D13]*[.E6]+[.D14]*[.E7])" office:value-type="float" office:value="7472">
            <text:p>7472</text:p>
          </table:table-cell>
          <table:table-cell table:style-name="ce9" table:formula="oooc:=SUM([.E9]*[.F2]+[.E10]*[.F3]+[.E11]*[.F4]+[.E12]*[.F5]+[.E13]*[.F6]+[.E14]*[.F7])" office:value-type="float" office:value="1080">
            <text:p>1080</text:p>
          </table:table-cell>
          <table:table-cell table:style-name="ce13" table:formula="oooc:=SUM([.F9]*[.G2]+[.F10]*[.G3]+[.F11]*[.G4]+[.F12]*[.G5]+[.F13]*[.G6]+[.F14]*[.G7])" office:value-type="float" office:value="13770">
            <text:p>13770</text:p>
          </table:table-cell>
          <table:table-cell table:style-name="ce14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CONSUNTIV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6" table:formula="oooc:=SUM([.C27:.E27])" office:value-type="float" office:value="59">
            <text:p>59</text:p>
          </table:table-cell>
          <table:table-cell table:style-name="ce14" table:formula="oooc:=[.F27]*[.G20]" office:value-type="float" office:value="1770">
            <text:p>177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3">
            <text:p>13</text:p>
          </table:table-cell>
          <table:table-cell table:style-name="ce6" table:formula="oooc:=SUM([.C28:.E28])" office:value-type="float" office:value="99">
            <text:p>99</text:p>
          </table:table-cell>
          <table:table-cell table:style-name="ce14" table:formula="oooc:=[.F28]*[.G21]" office:value-type="float" office:value="1980">
            <text:p>198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6" table:formula="oooc:=SUM([.C29:.E29])" office:value-type="float" office:value="98">
            <text:p>98</text:p>
          </table:table-cell>
          <table:table-cell table:style-name="ce14" table:formula="oooc:=[.F29]*[.G22]" office:value-type="float" office:value="2450">
            <text:p>2450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1">
            <text:p>11</text:p>
          </table:table-cell>
          <table:table-cell table:style-name="ce6" table:formula="oooc:=SUM([.C30:.E30])" office:value-type="float" office:value="132">
            <text:p>132</text:p>
          </table:table-cell>
          <table:table-cell table:style-name="ce14" table:formula="oooc:=[.F30]*[.G23]" office:value-type="float" office:value="2904">
            <text:p>2904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7">
            <text:p>17</text:p>
          </table:table-cell>
          <table:table-cell table:style-name="ce6" table:formula="oooc:=SUM([.C31:.E31])" office:value-type="float" office:value="120">
            <text:p>120</text:p>
          </table:table-cell>
          <table:table-cell table:style-name="ce14" table:formula="oooc:=[.F31]*[.G24]" office:value-type="float" office:value="1920">
            <text:p>192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26">
            <text:p>26</text:p>
          </table:table-cell>
          <table:table-cell table:style-name="ce6" table:formula="oooc:=SUM([.C32:.E32])" office:value-type="float" office:value="151">
            <text:p>151</text:p>
          </table:table-cell>
          <table:table-cell table:style-name="ce14" table:formula="oooc:=[.F32]*[.G25]" office:value-type="float" office:value="2416">
            <text:p>2416</text:p>
          </table:table-cell>
          <table:table-cell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27]*[.D20]+[.C28]*[.D21]+[.C29]*[.D22]+[.C30]*[.D23]+[.C31]*[.D24]+[.C32]*[.D25])" office:value-type="float" office:value="4876">
            <text:p>4876</text:p>
          </table:table-cell>
          <table:table-cell table:style-name="ce9" table:formula="oooc:=SUM([.D27]*[.E20]+[.D28]*[.E21]+[.D29]*[.E22]+[.D30]*[.E23]+[.D31]*[.E24]+[.D32]*[.E25])" office:value-type="float" office:value="7074">
            <text:p>7074</text:p>
          </table:table-cell>
          <table:table-cell table:style-name="ce9" table:formula="oooc:=SUM([.E27]*[.F20]+[.E28]*[.F21]+[.E29]*[.F22]+[.E30]*[.F23]+[.E31]*[.F24]+[.E32]*[.F25])" office:value-type="float" office:value="1490">
            <text:p>1490</text:p>
          </table:table-cell>
          <table:table-cell table:style-name="ce13" table:formula="oooc:=SUM([.F27]*[.G20]+[.F28]*[.G21]+[.F29]*[.G22]+[.F30]*[.G23]+[.F31]*[.G24]+[.F32]*[.G25])" office:value-type="float" office:value="13440">
            <text:p>13440</text:p>
          </table:table-cell>
          <table:table-cell table:style-name="ce14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PREVENTIVO</text:p>
          </table:table-cell>
          <table:table-cell office:value-type="string">
            <text:p>Carico persone in or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8">
            <text:p>28</text:p>
          </table:table-cell>
          <table:table-cell table:style-name="ce8" table:formula="oooc:=SUM([.B39:.G39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0:.G40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">
            <text:p>7</text:p>
          </table:table-cell>
          <table:table-cell table:style-name="ce8" table:formula="oooc:=SUM([.B41:.G41])" office:value-type="float" office:value="95">
            <text:p>95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9">
            <text:p>29</text:p>
          </table:table-cell>
          <table:table-cell table:style-name="ce8" table:formula="oooc:=SUM([.B42:.G42])" office:value-type="float" office:value="95">
            <text:p>95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9">
            <text:p>9</text:p>
          </table:table-cell>
          <table:table-cell table:style-name="ce8" table:formula="oooc:=SUM([.B43:.G43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0">
            <text:p>30</text:p>
          </table:table-cell>
          <table:table-cell table:style-name="ce8" table:formula="oooc:=SUM([.B44:.G44])" office:value-type="float" office:value="95">
            <text:p>95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5:.G45])" office:value-type="float" office:value="95">
            <text:p>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NSUNTIVO</text:p>
          </table:table-cell>
          <table:table-cell office:value-type="string">
            <text:p>Carico persone in ore per tutte le fasi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table:formula="oooc:=6+0+2" office:value-type="float" office:value="8">
            <text:p>8</text:p>
          </table:table-cell>
          <table:table-cell table:style-name="ce8" table:formula="oooc:=13+0+6" office:value-type="float" office:value="19">
            <text:p>19</text:p>
          </table:table-cell>
          <table:table-cell table:style-name="ce8" table:formula="oooc:=0+4" office:value-type="float" office:value="4">
            <text:p>4</text:p>
          </table:table-cell>
          <table:table-cell table:style-name="ce8" table:formula="oooc:=26+0" office:value-type="float" office:value="26">
            <text:p>26</text:p>
          </table:table-cell>
          <table:table-cell table:style-name="ce8" table:formula="oooc:=0+13" office:value-type="float" office:value="13">
            <text:p>13</text:p>
          </table:table-cell>
          <table:table-cell table:style-name="ce8" table:formula="oooc:=0+28" office:value-type="float" office:value="28">
            <text:p>28</text:p>
          </table:table-cell>
          <table:table-cell table:style-name="ce8" table:formula="oooc:=SUM([.B50:.G50])" office:value-type="float" office:value="98">
            <text:p>98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table:formula="oooc:=8+0" office:value-type="float" office:value="8">
            <text:p>8</text:p>
          </table:table-cell>
          <table:table-cell table:style-name="ce8" table:formula="oooc:=24+0" office:value-type="float" office:value="24">
            <text:p>24</text:p>
          </table:table-cell>
          <table:table-cell table:style-name="ce8" table:formula="oooc:=0+12" office:value-type="float" office:value="12">
            <text:p>12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0+31+2" office:value-type="float" office:value="33">
            <text:p>33</text:p>
          </table:table-cell>
          <table:table-cell table:style-name="ce8" table:formula="oooc:=SUM([.B51:.G51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table:formula="oooc:=0+7" office:value-type="float" office:value="7">
            <text:p>7</text:p>
          </table:table-cell>
          <table:table-cell table:style-name="ce8" table:formula="oooc:=0+11+5" office:value-type="float" office:value="16">
            <text:p>16</text:p>
          </table:table-cell>
          <table:table-cell table:style-name="ce8" table:formula="oooc:=25+0" office:value-type="float" office:value="25">
            <text:p>25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16+8" office:value-type="float" office:value="24">
            <text:p>24</text:p>
          </table:table-cell>
          <table:table-cell table:style-name="ce8" table:formula="oooc:=0+0+3" office:value-type="float" office:value="3">
            <text:p>3</text:p>
          </table:table-cell>
          <table:table-cell table:style-name="ce8" table:formula="oooc:=SUM([.B52:.G52])" office:value-type="float" office:value="98">
            <text:p>98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table:formula="oooc:=2+8" office:value-type="float" office:value="10">
            <text:p>10</text:p>
          </table:table-cell>
          <table:table-cell table:style-name="ce8" table:formula="oooc:=0+5+2" office:value-type="float" office:value="7">
            <text:p>7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16" office:value-type="float" office:value="16">
            <text:p>16</text:p>
          </table:table-cell>
          <table:table-cell table:style-name="ce8" table:formula="oooc:=0+11+6" office:value-type="float" office:value="17">
            <text:p>17</text:p>
          </table:table-cell>
          <table:table-cell table:style-name="ce8" table:formula="oooc:=0+38" office:value-type="float" office:value="38">
            <text:p>38</text:p>
          </table:table-cell>
          <table:table-cell table:style-name="ce8" table:formula="oooc:=SUM([.B53:.G53])" office:value-type="float" office:value="97">
            <text:p>97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table:formula="oooc:=0+8+8" office:value-type="float" office:value="16">
            <text:p>16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23+0" office:value-type="float" office:value="23">
            <text:p>23</text:p>
          </table:table-cell>
          <table:table-cell table:style-name="ce8" table:formula="oooc:=0+20+2" office:value-type="float" office:value="22">
            <text:p>22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0+3" office:value-type="float" office:value="3">
            <text:p>3</text:p>
          </table:table-cell>
          <table:table-cell table:style-name="ce8" table:formula="oooc:=SUM([.B54:.G54])" office:value-type="float" office:value="97">
            <text:p>97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table:formula="oooc:=2+0" office:value-type="float" office:value="2">
            <text:p>2</text:p>
          </table:table-cell>
          <table:table-cell table:style-name="ce8" table:formula="oooc:=7+0" office:value-type="float" office:value="7">
            <text:p>7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23+9" office:value-type="float" office:value="32">
            <text:p>32</text:p>
          </table:table-cell>
          <table:table-cell table:style-name="ce8" table:formula="oooc:=0+18+3" office:value-type="float" office:value="21">
            <text:p>21</text:p>
          </table:table-cell>
          <table:table-cell table:style-name="ce8" table:formula="oooc:=17+0" office:value-type="float" office:value="17">
            <text:p>17</text:p>
          </table:table-cell>
          <table:table-cell table:style-name="ce8" table:formula="oooc:=SUM([.B55:.G55])" office:value-type="float" office:value="88">
            <text:p>88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table:formula="oooc:=0+8" office:value-type="float" office:value="8">
            <text:p>8</text:p>
          </table:table-cell>
          <table:table-cell table:style-name="ce11" table:formula="oooc:=0+16" office:value-type="float" office:value="16">
            <text:p>16</text:p>
          </table:table-cell>
          <table:table-cell table:style-name="ce11" table:formula="oooc:=16+0" office:value-type="float" office:value="16">
            <text:p>16</text:p>
          </table:table-cell>
          <table:table-cell table:style-name="ce11" table:formula="oooc:=4+0" office:value-type="float" office:value="4">
            <text:p>4</text:p>
          </table:table-cell>
          <table:table-cell table:style-name="ce11" table:formula="oooc:=0+12" office:value-type="float" office:value="12">
            <text:p>12</text:p>
          </table:table-cell>
          <table:table-cell table:style-name="ce8" table:formula="oooc:=11+0+18" office:value-type="float" office:value="29">
            <text:p>29</text:p>
          </table:table-cell>
          <table:table-cell table:style-name="ce8" table:formula="oooc:=SUM([.B56:.G56])" office:value-type="float" office:value="85">
            <text:p>85</text:p>
          </table:table-cell>
        </table:table-row>
        <table:table-row table:style-name="ro1">
          <table:table-cell/>
          <table:table-cell table:formula="oooc:=SUM([.B50:.B56])" office:value-type="float" office:value="59">
            <text:p>59</text:p>
          </table:table-cell>
          <table:table-cell table:formula="oooc:=SUM([.C50:.C56])" office:value-type="float" office:value="99">
            <text:p>99</text:p>
          </table:table-cell>
          <table:table-cell table:formula="oooc:=SUM([.D50:.D56])" office:value-type="float" office:value="98">
            <text:p>98</text:p>
          </table:table-cell>
          <table:table-cell table:formula="oooc:=SUM([.E50:.E56])" office:value-type="float" office:value="132">
            <text:p>132</text:p>
          </table:table-cell>
          <table:table-cell table:formula="oooc:=SUM([.F50:.F56])" office:value-type="float" office:value="120">
            <text:p>120</text:p>
          </table:table-cell>
          <table:table-cell table:formula="oooc:=SUM([.G50:.G56])" office:value-type="float" office:value="151">
            <text:p>151</text:p>
          </table:table-cell>
          <table:table-cell table:formula="oooc:=SUM([.H50:.H56])" office:value-type="float" office:value="659">
            <text:p>6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0">20/03/2009</text:date>, <text:time>12.19.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urizio Rizzo</meta:initial-creator>
    <meta:creation-date>2009-02-15T16:20:22</meta:creation-date>
    <dc:creator>marco</dc:creator>
    <dc:date>2009-03-20T12:19:39</dc:date>
    <meta:editing-cycles>42</meta:editing-cycles>
    <meta:editing-duration>PT10H30M21S</meta:editing-duration>
    <meta:user-defined meta:name="Info 1"/>
    <meta:user-defined meta:name="Info 2"/>
    <meta:user-defined meta:name="Info 3"/>
    <meta:user-defined meta:name="Info 4"/>
    <meta:document-statistic meta:table-count="8" meta:cell-count="60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stroke-dash="Ultrafine_20_Dashed" draw:fill-color="#004586" draw:opacity="100%" draw:opacity-name="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plot-area chart:style-name="ch2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.A11:Totale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.B11:Totale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6.981cm" chart:class="chart:ring" chart:style-name="ch1">
        <chart:legend chart:legend-position="end" svg:x="8.715cm" svg:y="2.289cm" chart:style-name="ch2"/>
        <chart:plot-area chart:style-name="ch3" table:cell-range-address="ConsuntivoRRRPP.A2:ConsuntivoRRRPP.B7" chart:data-source-has-labels="column" svg:x="0.235cm" svg:y="0.16cm" svg:width="7.769cm" svg:height="6.55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2:ConsuntivoRRRPP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RRPP.B2:ConsuntivoRRRPP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13677215576pt" style:font-size-asian="12.5913677215576pt" style:font-size-complex="12.5913677215576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data-label-number="none" chart:data-label-text="false" chart:data-label-symbol="false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4.452cm" svg:height="8.888cm" chart:class="chart:bar" chart:style-name="ch1">
        <chart:title svg:x="9.425cm" svg:y="0.182cm" chart:style-name="ch2">
          <text:p>Consuntivo/Preventivo</text:p>
        </chart:title>
        <chart:plot-area chart:style-name="ch3" table:cell-range-address="ConsuntivoRQRA.A2:ConsuntivoRQRA.A7 ConsuntivoRQRA.B11:ConsuntivoRQRA.B16 ConsuntivoRQRA.E11:ConsuntivoRQRA.E16" chart:data-source-has-labels="column" svg:x="0.411cm" svg:y="0.866cm" svg:width="11.608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QRA.A2:ConsuntivoRQRA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RQRA.B11:ConsuntivoRQRA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RQRA.E11:ConsuntivoRQRA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draw:frame draw:style-name="gr1" draw:text-style-name="P1" svg:width="0.59cm" svg:height="0.457cm" svg:x="4.038cm" svg:y="5.213cm">
          <draw:image xlink:href="Pictures/200000100000024F000001CA70058F2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42">
                <text:p>2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72">
                <text:p>2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16">
                <text:p>41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7.877cm" chart:class="chart:ring" chart:style-name="ch1">
        <chart:legend chart:legend-position="end" svg:x="8.715cm" svg:y="2.581cm" chart:style-name="ch2"/>
        <chart:plot-area chart:style-name="ch3" table:cell-range-address="ConsuntivoRQRA.A2:ConsuntivoRQRA.B7" chart:data-source-has-labels="column" svg:x="0.235cm" svg:y="0.18cm" svg:width="7.769cm" svg:height="7.4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QRA.A2:ConsuntivoRQRA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QRA.B2:ConsuntivoRQRA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6cm" svg:y="0.793cm" svg:width="7.505cm" svg:height="6.698cm" dr3d:transform="matrix (1 0 0 0 0.642787609686539 -0.766044443118978 0 0.766044443118978 0.642787609686539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00000000000001 0.486695745207167 0.69507355840748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179cm" svg:height="7.437cm" chart:class="chart:bar" chart:style-name="ch1">
        <chart:plot-area chart:style-name="ch2" table:cell-range-address="'RR-RPP'.A11:'RR-RPP'.B16" chart:data-source-has-labels="column" svg:x="0.201cm" svg:y="0.899cm" svg:width="9.77cm" svg:height="6.3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'RR-RPP'.A11:'RR-RPP'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RR-RPP'.B11:'RR-RPP'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88114261627197pt" style:font-size-asian="7.88114261627197pt" style:font-size-complex="7.88114261627197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028cm" svg:height="6.896cm" chart:class="chart:ring" chart:style-name="ch1">
        <chart:legend chart:legend-position="end" svg:x="7.007cm" svg:y="1.804cm" chart:style-name="ch2"/>
        <chart:plot-area chart:style-name="ch3" table:cell-range-address="'RR-RPP'.A11:'RR-RPP'.B16" chart:data-source-has-labels="column" svg:x="0.198cm" svg:y="0.785cm" svg:width="6.607cm" svg:height="5.829cm" dr3d:transform="matrix (1 0 0 0 0.707106781186547 -0.707106781186548 0 0.707106781186548 0.70710678118654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24264068711929 0.734846922834953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R-RPP'.B11:'RR-RPP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23650169372559pt" style:font-size-asian="9.23650169372559pt" style:font-size-complex="9.23650169372559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001cm" svg:height="5.928cm" chart:class="chart:bar" chart:style-name="ch1">
        <chart:title svg:x="5cm" svg:y="0.12cm" chart:style-name="ch2">
          <text:p>RPP-RQ Costi</text:p>
        </chart:title>
        <chart:plot-area chart:style-name="ch3" table:cell-range-address="'RPP-RQ'.A11:'RPP-RQ'.B16" chart:data-source-has-labels="column" svg:x="0.196cm" svg:y="0.675cm" svg:width="9.6cm" svg:height="5.1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63812160491943pt" style:font-size-asian="8.63812160491943pt" style:font-size-complex="8.63812160491943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013cm" svg:height="7.54cm" chart:class="chart:ring" chart:style-name="ch1">
        <chart:legend chart:legend-position="end" svg:x="8.394cm" svg:y="1.97cm" chart:style-name="ch2"/>
        <chart:plot-area chart:style-name="ch3" table:cell-range-address="'RPP-RQ'.A11:'RPP-RQ'.B16" chart:data-source-has-labels="column" svg:x="0.235cm" svg:y="0.858cm" svg:width="7.915cm" svg:height="6.378cm" dr3d:transform="matrix (1 0 0 0 0.629320391049837 -0.777145961456971 0 0.777145961456971 0.62932039104983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98752325332944 0.68647368338122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PP-RQ'.B11:'RPP-RQ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23ff23" fo:font-size="10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8cm" svg:height="7.008cm" chart:class="chart:bar" chart:style-name="ch1">
        <chart:plot-area chart:style-name="ch2" table:cell-range-address="RQRA.C12:RQRA.D17" chart:data-source-has-labels="column" svg:x="1.269cm" svg:y="0.135cm" svg:width="12.752cm" svg:height="6.581cm" dr3d:transform="matrix (1 0 0 0 0.999808701282954 -0.0195591625304418 0 0.0195591625304418 0.99980870128295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C12:RQRA.C1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D12:RQRA.D1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0pt" fo:font-weight="normal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42cm" svg:height="6.983cm" chart:class="chart:ring" chart:style-name="ch1">
        <chart:legend chart:legend-position="end" svg:x="8.393cm" svg:y="2.291cm" chart:style-name="ch2"/>
        <chart:plot-area chart:style-name="ch3" table:cell-range-address="RQRA.C3:RQRA.D8" chart:data-source-has-labels="column" svg:x="0.223cm" svg:y="0.165cm" svg:width="7.475cm" svg:height="6.562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QRA.C3:RQRA.C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QRA.D3:RQRA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13677215576pt" style:font-size-asian="12.5913677215576pt" style:font-size-complex="12.5913677215576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2cm" svg:height="8.888cm" chart:class="chart:bar" chart:style-name="ch1">
        <chart:title svg:x="9.425cm" svg:y="0.182cm" chart:style-name="ch2">
          <text:p>Consuntivo/Preventivo</text:p>
        </chart:title>
        <chart:plot-area chart:style-name="ch3" table:cell-range-address="ConsuntivoRRRPP.A11:ConsuntivoRRRPP.B16 ConsuntivoRRRPP.E11:ConsuntivoRRRPP.E16" chart:data-source-has-labels="column" svg:x="0.411cm" svg:y="0.866cm" svg:width="11.609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11:ConsuntivoRRRPP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RRRPP.B11:ConsuntivoRRRPP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RRRPP.E11:ConsuntivoRRRPP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540">
                <text:p>5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